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5月17日至110年5月2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883" calcext:value-type="float" table:number-columns-spanned="2" table:number-rows-spanned="1">
            <text:p><text:s/>883 </text:p>
          </table:table-cell>
          <table:covered-table-cell table:style-name="ce49"/>
          <table:table-cell table:style-name="ce8" office:value-type="float" office:value="101" calcext:value-type="float" table:number-columns-spanned="2" table:number-rows-spanned="1">
            <text:p><text:s/>10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883" calcext:value-type="float" table:number-columns-spanned="2" table:number-rows-spanned="1">
            <text:p><text:s/>883 </text:p>
          </table:table-cell>
          <table:covered-table-cell table:style-name="ce49"/>
          <table:table-cell table:style-name="ce8" office:value-type="float" office:value="97" calcext:value-type="float" table:number-columns-spanned="2" table:number-rows-spanned="1">
            <text:p><text:s/>9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40" calcext:value-type="float">
            <text:p>4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300" calcext:value-type="float" table:number-columns-spanned="2" table:number-rows-spanned="1">
            <text:p>300.00 </text:p>
          </table:table-cell>
          <table:covered-table-cell table:style-name="ce21"/>
          <table:table-cell table:style-name="ce20" office:value-type="float" office:value="121.43" calcext:value-type="float" table:number-columns-spanned="2" table:number-rows-spanned="1">
            <text:p>121.43 </text:p>
          </table:table-cell>
          <table:covered-table-cell table:style-name="ce21"/>
          <table:table-cell table:style-name="ce20" office:value-type="float" office:value="118" calcext:value-type="float" table:number-columns-spanned="2" table:number-rows-spanned="1">
            <text:p>118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6.04" calcext:value-type="float" table:number-columns-spanned="2" table:number-rows-spanned="1">
            <text:p>96.0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5 月 2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00/00/00</text:date>, <text:time style:data-style-name="N2" text:time-value="20:35:20.04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5-24T20:36:38.583000000</dc:date>
    <meta:editing-duration>PT7H33M20S</meta:editing-duration>
    <meta:editing-cycles>247</meta:editing-cycles>
    <meta:document-statistic meta:table-count="1" meta:cell-count="39" meta:object-count="0"/>
  </office:meta>
</office:document-meta>
</file>